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9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1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1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P21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2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1dbe86"/>
    </style:style>
    <style:style style:name="P25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officeooo:rsid="00610904" officeooo:paragraph-rsid="00610904" style:text-blinking="false" fo:background-color="transparent" style:font-size-asian="11.3000001907349pt" style:font-size-complex="11.3000001907349pt"/>
    </style:style>
    <style:style style:name="P2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officeooo:rsid="00610904" style:text-blinking="false" fo:background-color="transparent" style:font-name-asian="Arial Unicode MS" style:font-size-asian="11.3000001907349pt" style:font-weight-asian="bold" style:font-name-complex="Arial Unicode MS" style:font-size-complex="11.3000001907349pt" style:font-weight-complex="bold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2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Arial Black" fo:font-size="15.1000003814697pt" fo:font-style="normal" style:text-underline-style="none" fo:font-weight="bold" style:text-blinking="false" fo:background-color="transparent" style:font-size-asian="15.1000003814697pt" style:font-size-complex="15.1000003814697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762d41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762d41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50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1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2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4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5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49f669"/>
    </style:style>
    <style:style style:name="P5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615d18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22573d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5549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794c9b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794c9b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2d41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ad22c" style:text-blinking="false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3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a09a" style:text-blinking="false" fo:background-color="transparent" loext:char-shading-value="0" style:font-size-asian="10pt" style:font-size-complex="10pt"/>
    </style:style>
    <style:style style:name="T3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style:text-blinking="false" fo:background-color="transparent" loext:char-shading-value="0" style:font-size-asian="10pt" style:font-size-complex="10pt"/>
    </style:style>
    <style:style style:name="T3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4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officeooo:rsid="002819a6" style:text-blinking="false" fo:background-color="transparent" loext:char-shading-value="0" style:font-size-asian="10pt" style:font-size-complex="10pt"/>
    </style:style>
    <style:style style:name="T4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officeooo:rsid="002b0f9f" style:text-blinking="false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officeooo:rsid="003cb4df" style:text-blinking="false" fo:background-color="transparent" loext:char-shading-value="0" style:font-size-asian="10pt" style:font-size-complex="10pt"/>
    </style:style>
    <style:style style:name="T4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47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48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49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495675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0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51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52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53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54" style:family="text"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officeooo:rsid="00610904" style:text-blinking="false" fo:background-color="transparent" loext:char-shading-value="0" style:font-name-asian="Arial Unicode MS" style:font-size-asian="11.3000001907349pt" style:font-weight-asian="bold" style:font-name-complex="Arial Unicode MS" style:font-size-complex="11.3000001907349pt" style:font-weight-complex="bold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56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7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58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5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3b3b36" fo:background-color="transparent" loext:char-shading-value="0"/>
    </style:style>
    <style:style style:name="T62" style:family="text">
      <style:text-properties officeooo:rsid="003cb4df" fo:background-color="transparent" loext:char-shading-value="0"/>
    </style:style>
    <style:style style:name="T63" style:family="text">
      <style:text-properties officeooo:rsid="00529fbc" fo:background-color="transparent" loext:char-shading-value="0"/>
    </style:style>
    <style:style style:name="T64" style:family="text">
      <style:text-properties officeooo:rsid="00529fbc" fo:background-color="transparent" loext:char-shading-value="0" style:font-style-asian="normal" style:font-style-complex="normal"/>
    </style:style>
    <style:style style:name="T65" style:family="text">
      <style:text-properties officeooo:rsid="001fa2d0" fo:background-color="transparent" loext:char-shading-value="0" style:font-style-asian="normal" style:font-style-complex="normal"/>
    </style:style>
    <style:style style:name="T66" style:family="text">
      <style:text-properties officeooo:rsid="005306f3" fo:background-color="transparent" loext:char-shading-value="0"/>
    </style:style>
    <style:style style:name="T67" style:family="text">
      <style:text-properties officeooo:rsid="00394f40" fo:background-color="transparent" loext:char-shading-value="0"/>
    </style:style>
    <style:style style:name="T68" style:family="text">
      <style:text-properties fo:font-style="italic" fo:background-color="transparent" loext:char-shading-value="0"/>
    </style:style>
    <style:style style:name="T69" style:family="text">
      <style:text-properties fo:font-style="italic" officeooo:rsid="00529fbc" fo:background-color="transparent" loext:char-shading-value="0"/>
    </style:style>
    <style:style style:name="T70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2b0f9f" style:font-style-asian="italic" style:font-style-complex="italic"/>
    </style:style>
    <style:style style:name="T73" style:family="text">
      <style:text-properties style:font-name="Lucida Grande" officeooo:rsid="001c223e" style:font-name-asian="Lucida Grande" style:font-name-complex="Lucida Grande"/>
    </style:style>
    <style:style style:name="T74" style:family="text">
      <style:text-properties officeooo:rsid="001c223e" style:font-name-asian="Arial Unicode MS" style:font-name-complex="Arial Unicode MS"/>
    </style:style>
    <style:style style:name="T75" style:family="text">
      <style:text-properties fo:font-size="10pt" officeooo:rsid="001e1346" style:font-size-asian="10pt" style:font-size-complex="10pt"/>
    </style:style>
    <style:style style:name="T76" style:family="text">
      <style:text-properties fo:font-size="10pt" officeooo:rsid="00610904" style:font-size-asian="10pt" style:font-size-complex="10pt"/>
    </style:style>
    <style:style style:name="T77" style:family="text">
      <style:text-properties fo:font-size="10pt" officeooo:rsid="0062e0a3" style:font-size-asian="10pt" style:font-size-complex="10pt"/>
    </style:style>
    <style:style style:name="T78" style:family="text">
      <style:text-properties fo:font-size="10pt" officeooo:rsid="006f5db2" style:font-size-asian="10pt" style:font-size-complex="10pt"/>
    </style:style>
    <style:style style:name="T79" style:family="text">
      <style:text-properties fo:font-size="10pt" officeooo:rsid="006f60f0" style:font-size-asian="10pt" style:font-size-complex="10pt"/>
    </style:style>
    <style:style style:name="T80" style:family="text">
      <style:text-properties fo:font-size="9pt" fo:font-weight="normal" style:font-size-asian="9pt" style:font-size-complex="9pt"/>
    </style:style>
    <style:style style:name="T81" style:family="text">
      <style:text-properties fo:font-size="9pt" fo:font-weight="normal" officeooo:rsid="001d52ef" style:font-size-asian="9pt" style:font-size-complex="9pt"/>
    </style:style>
    <style:style style:name="T82" style:family="text">
      <style:text-properties officeooo:rsid="001dbe86"/>
    </style:style>
    <style:style style:name="T83" style:family="text">
      <style:text-properties officeooo:rsid="00292259"/>
    </style:style>
    <style:style style:name="T84" style:family="text">
      <style:text-properties officeooo:rsid="002b0f9f"/>
    </style:style>
    <style:style style:name="T85" style:family="text">
      <style:text-properties officeooo:rsid="00357544"/>
    </style:style>
    <style:style style:name="T86" style:family="text">
      <style:text-properties officeooo:rsid="00374ddd"/>
    </style:style>
    <style:style style:name="T87" style:family="text">
      <style:text-properties officeooo:rsid="00394acc"/>
    </style:style>
    <style:style style:name="T88" style:family="text">
      <style:text-properties officeooo:rsid="003cb4df"/>
    </style:style>
    <style:style style:name="T89" style:family="text">
      <style:text-properties officeooo:rsid="0040ec56"/>
    </style:style>
    <style:style style:name="T90" style:family="text">
      <style:text-properties officeooo:rsid="00453488"/>
    </style:style>
    <style:style style:name="T91" style:family="text">
      <style:text-properties officeooo:rsid="00495675"/>
    </style:style>
    <style:style style:name="T92" style:family="text">
      <style:text-properties officeooo:rsid="004bb7ce"/>
    </style:style>
    <style:style style:name="T93" style:family="text">
      <style:text-properties officeooo:rsid="004fc84c"/>
    </style:style>
    <style:style style:name="T94" style:family="text">
      <style:text-properties officeooo:rsid="002d33ca"/>
    </style:style>
    <style:style style:name="T95" style:family="text">
      <style:text-properties officeooo:rsid="0051b784"/>
    </style:style>
    <style:style style:name="T96" style:family="text">
      <style:text-properties officeooo:rsid="00529fbc"/>
    </style:style>
    <style:style style:name="T97" style:family="text">
      <style:text-properties officeooo:rsid="005306f3"/>
    </style:style>
    <style:style style:name="T98" style:family="text">
      <style:text-properties officeooo:rsid="00394f40"/>
    </style:style>
    <style:style style:name="T99" style:family="text">
      <style:text-properties officeooo:rsid="005408ed"/>
    </style:style>
    <style:style style:name="T100" style:family="text">
      <style:text-properties officeooo:rsid="006ad22c"/>
    </style:style>
    <style:style style:name="T101" style:family="text">
      <style:text-properties officeooo:rsid="006c4e73"/>
    </style:style>
    <style:style style:name="T102" style:family="text">
      <style:text-properties officeooo:rsid="0071538e"/>
    </style:style>
    <style:style style:name="T103" style:family="text">
      <style:text-properties officeooo:rsid="0074d64d"/>
    </style:style>
    <style:style style:name="T104" style:family="text">
      <style:text-properties officeooo:rsid="00762d41"/>
    </style:style>
    <style:style style:name="T105" style:family="text">
      <style:text-properties officeooo:rsid="007940a2"/>
    </style:style>
    <style:style style:name="T106" style:family="text">
      <style:text-properties officeooo:rsid="00794c9b"/>
    </style:style>
    <style:style style:name="T107" style:family="text">
      <style:text-properties style:font-name="Arial Black1"/>
    </style:style>
    <style:style style:name="T108" style:family="text">
      <style:text-properties style:font-name="Arial Black1" officeooo:rsid="00292259"/>
    </style:style>
    <style:style style:name="T109" style:family="text">
      <style:text-properties style:font-name="Arial Black1" officeooo:rsid="001c223e" style:font-name-asian="Lucida Grande" style:font-name-complex="Lucida Grande"/>
    </style:style>
    <style:style style:name="T110" style:family="text">
      <style:text-properties style:font-name="Arial Black1" officeooo:rsid="001c223e" style:font-name-asian="Arial Unicode MS" style:font-name-complex="Arial Unicode MS"/>
    </style:style>
    <style:style style:name="T111" style:family="text">
      <style:text-properties style:font-name="Arial Black1" fo:font-size="7.5pt" style:font-size-asian="7.5pt" style:font-size-complex="7.5pt"/>
    </style:style>
    <style:style style:name="T112" style:family="text">
      <style:text-properties style:font-name="Arial Black1" fo:font-size="7.5pt" officeooo:rsid="00292259" style:font-size-asian="7.5pt" style:font-size-complex="7.5pt"/>
    </style:style>
    <style:style style:name="T113" style:family="text">
      <style:text-properties style:font-name="Arial Black1" fo:font-size="7.5pt" officeooo:rsid="001c223e" style:font-name-asian="Lucida Grande" style:font-size-asian="7.5pt" style:font-name-complex="Lucida Grande" style:font-size-complex="7.5pt"/>
    </style:style>
    <style:style style:name="T114" style:family="text">
      <style:text-properties style:font-name="Arial Black1" fo:font-size="7.5pt" officeooo:rsid="001c223e" style:font-name-asian="Arial Unicode MS" style:font-size-asian="7.5pt" style:font-name-complex="Arial Unicode MS" style:font-size-complex="7.5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 text:name="docs-internal-guid-f181235a-b7fe-9cc7-b391-1497db5449f7"/>Greg Sandell</text:p>
      <text:p text:style-name="P4">Los Angeles, CA</text:p>
      <text:p text:style-name="P18">(<text:span text:style-name="T112">213</text:span><text:span text:style-name="T111">) </text:span><text:span text:style-name="T112">479-0790</text:span><text:span text:style-name="T111"> <text:s/></text:span><text:span text:style-name="T113">•</text:span><text:span text:style-name="T114"> </text:span><text:span text:style-name="T111"><text:s/></text:span><text:a xlink:type="simple" xlink:href="mailto:GREG.SANDELL@GMAIL.COM" text:style-name="Internet_20_link" text:visited-style-name="Visited_20_Internet_20_Link"><text:span text:style-name="T111">GREG.SANDELL@GMAIL.COM</text:span></text:a> <text:s/><text:span text:style-name="T73">•</text:span><text:span text:style-name="T74"> </text:span><text:s/><text:span text:style-name="T80">Portfolio/</text:span><text:span text:style-name="T81">c</text:span><text:span text:style-name="T80">ode: </text:span><text:a xlink:type="simple" xlink:href="http://gregsandell.com/" text:style-name="Internet_20_link" text:visited-style-name="Visited_20_Internet_20_Link"><text:span text:style-name="T80">gregsandell.com</text:span></text:a></text:p>
      <text:h text:style-name="P25" text:outline-level="1">About Me</text:h>
      <text:p text:style-name="P20"><text:span text:style-name="T79">I provide</text:span><text:span text:style-name="T75"> </text:span><text:span text:style-name="T79">client Web Application </text:span><text:span text:style-name="T75">solutions of high quality and reliability </text:span><text:span text:style-name="T77">using</text:span><text:span text:style-name="T75"> Javascript/Node.js/React Front End Development, </text:span><text:span text:style-name="T77">Selenium-based </text:span><text:span text:style-name="T75">Automated UI Testing, </text:span><text:span text:style-name="T76">Salesforce </text:span><text:span text:style-name="T78">Commerce Cloud </text:span><text:span text:style-name="T75">eCommerce, load testing, </text:span><text:span text:style-name="T76">SQL </text:span><text:span text:style-name="T75">database design, asynchronous/multi-threaded processing, </text:span><text:span text:style-name="T78">secure authentication, messaging, </text:span><text:span text:style-name="T75">and integrating third party software. <text:s/>I have </text:span><text:span text:style-name="T79">worked for enterprise clients in retail eCommerce, Real Estate, Executive Search, Healthcare, AdTech, Publishing, Finance, Defense, and Travel. </text:span><text:span text:style-name="T75">I am also an accomplished classical pianist, electric bass player, and composer.</text:span></text:p>
      <text:h text:style-name="P26" text:outline-level="1">Experience</text:h>
      <text:h text:style-name="P17" text:outline-level="2"><text:span text:style-name="T57">OCT 2017</text:span><text:span text:style-name="T56"> – </text:span><text:span text:style-name="T58">M</text:span><text:span text:style-name="T59">AY 2020</text:span></text:h>
      <text:h text:style-name="P3" text:outline-level="3"><text:span text:style-name="T47">Crocs </text:span><text:span text:style-name="T48">Inc.</text:span><text:span text:style-name="T28"> –</text:span><text:span text:style-name="T4"> </text:span><text:span text:style-name="T10"><text:s/></text:span><text:span text:style-name="T13">S</text:span><text:span text:style-name="T14">enior Front End Software Engineer</text:span></text:h>
      <text:list xml:id="list1963229970" text:style-name="L1">
        <text:list-item>
          <text:p text:style-name="P41">Javascript/web programmer in <text:span text:style-name="T103">Node.js, React and </text:span>Salesforce Commerce Cloud (a.k.a. SFCC/DemandWare) for company eCommerce site with $1.2 bil in <text:span text:style-name="T101">2019 </text:span>sales </text:p>
        </text:list-item>
        <text:list-item>
          <text:p text:style-name="P43">Develop custom multi-tiered web applications in Node.js/React including SQL, REST services, Ajax, token based authentication, pub/sub messaging with WebSockets, Bash shell scripts, Express, Sqlit<text:span text:style-name="T105">e</text:span>, Bootstrap, Material-UI, AWS, and BrowserStack cloud components. </text:p>
        </text:list-item>
        <text:list-item>
          <text:p text:style-name="P42">Integrate<text:span text:style-name="T104">d</text:span> SFCC with third party eCommerce services: <text:span text:style-name="T92">PayPal, </text:span>Givex giftcards, <text:span text:style-name="T92">Adyen, CardConnect, Signal Tag Manager, Kount Fraud Manager, Olapic, Narvar, and Adobe Audience Manager analytics</text:span></text:p>
        </text:list-item>
        <text:list-item>
          <text:p text:style-name="P44">Support<text:span text:style-name="T104">ed</text:span> crocs.com sites in <text:span text:style-name="T102">8 different languages, </text:span>1<text:span text:style-name="T102">4</text:span> countries/<text:span text:style-name="T102">locales, 7 payment processors</text:span></text:p>
        </text:list-item>
        <text:list-item>
          <text:p text:style-name="P56"><text:span text:style-name="T32">Solve latency, asynchrony, and race condition issues </text:span><text:span text:style-name="T33">on the crocs.com eCommerce platform</text:span><text:span text:style-name="T32">; write H</text:span><text:span text:style-name="T33">TML/javascript</text:span><text:span text:style-name="T32"> that work</text:span><text:span text:style-name="T33">s</text:span><text:span text:style-name="T32"> reliably across </text:span><text:span text:style-name="T34">major mobile and desktop web browsers</text:span><text:span text:style-name="T32"> navigators.</text:span></text:p>
        </text:list-item>
        <text:list-item>
          <text:p text:style-name="P57"><text:span text:style-name="T35">S</text:span><text:span text:style-name="T33">upported code across </text:span><text:span text:style-name="T35">all phases of the purchase lifecycle, shopping cart interaction, product returns, payment processing, </text:span><text:span text:style-name="T36">user profile and fraud detection.</text:span></text:p>
        </text:list-item>
        <text:list-item>
          <text:p text:style-name="P45"><text:span text:style-name="T100">Provide training &amp; mentoring to junior develpers on Javascript, Node.js and SFCC; give</text:span> presentations to <text:span text:style-name="T100">to developers and </text:span>cross-functional teams on React <text:span text:style-name="T100">and Automated UI Testing</text:span>.</text:p>
        </text:list-item>
        <text:list-item>
          <text:p text:style-name="P46"><text:span text:style-name="T101">Work with new</text:span> fulfillment/distribution centers <text:span text:style-name="T101">coming online by creating bulk test orders in </text:span>the SAP Supply chain</text:p>
        </text:list-item>
      </text:list>
      <text:h text:style-name="P16" text:outline-level="2"><text:span text:style-name="T90">AUG 2017</text:span> – <text:span text:style-name="T91">NOV 2017</text:span></text:h>
      <text:h text:style-name="P23" text:outline-level="3"><text:span text:style-name="T49">UC Irvine / Trilogy Ed</text:span><text:span text:style-name="T27"> –</text:span><text:span text:style-name="T1"> </text:span><text:span text:style-name="T2">Part Time </text:span><text:span text:style-name="T9">Course Instructor</text:span></text:h>
      <text:list xml:id="list181354115402597" text:continue-numbering="true" text:style-name="L1">
        <text:list-item>
          <text:p text:style-name="P47"><text:span text:style-name="T88">I</text:span>nstructor for “Fullstack Developer” bootcamp, <text:span text:style-name="T92">teaching HTML, CSS, Git, Bootstrap, Javascript, jQuery, Ajax, Firebase, Node.js</text:span></text:p>
        </text:list-item>
      </text:list>
      <text:h text:style-name="P15" text:outline-level="2"><text:span text:style-name="T84">APR 2016</text:span> – <text:span text:style-name="T89">JUNE 2017</text:span></text:h>
      <text:h text:style-name="P2" text:outline-level="3"><text:span text:style-name="T49">Ten-X</text:span><text:span text:style-name="T42">, </text:span><text:span text:style-name="T43">Irvine, </text:span><text:span text:style-name="T42">CA</text:span><text:span text:style-name="T27"> </text:span><text:span text:style-name="T1">- </text:span><text:span text:style-name="T8">Sr. Software Engineer</text:span></text:h>
      <text:list xml:id="list181353596699164" text:continue-numbering="true" text:style-name="L1">
        <text:list-item>
          <text:p text:style-name="P49"><text:span text:style-name="T93">Developed</text:span> <text:span text:style-name="T82">presentation layer and </text:span>application logic for hosted web application <text:span text:style-name="T72">auction.com</text:span><text:span text:style-name="T84">,</text:span> <text:span text:style-name="T88">a Real Estate auction transaction platform</text:span></text:p>
        </text:list-item>
        <text:list-item>
          <text:p text:style-name="P53"><text:span text:style-name="T93">Responsible for features </text:span>Search &amp; Discovery, Event Details, Calendar, User prefs and personalization, and Home page <text:span text:style-name="T93">written in AngularJS 1.4, React/Redux, ES6, ArcGIS, and Python</text:span></text:p>
        </text:list-item>
        <text:list-item>
          <text:p text:style-name="P27"><text:soft-page-break/><text:span text:style-name="T85">Wrote QA Automation tests using Selenium and Nightwatch (</text:span><text:span text:style-name="T106">video </text:span><text:span text:style-name="T85">demo: </text:span><text:a xlink:type="simple" xlink:href="http://bit.ly/2wUjFcS" text:style-name="Internet_20_link" text:visited-style-name="Visited_20_Internet_20_Link"><text:span text:style-name="T85">http://bit.ly/2wUjFcS</text:span></text:a><text:span text:style-name="T85">)</text:span></text:p>
        </text:list-item>
        <text:list-item>
          <text:p text:style-name="P27"><text:span text:style-name="T93">D</text:span>esign and troubleshooting of REST <text:span text:style-name="T86">and </text:span>JSON-based <text:span text:style-name="T93">backend, </text:span>services, <text:span text:style-name="T94">Omniture tracking to and LaunchDarkly feature flags</text:span></text:p>
        </text:list-item>
      </text:list>
      <text:p text:style-name="P5"/>
      <text:h text:style-name="P14" text:outline-level="2"><text:span text:style-name="T82">OCT</text:span> 201<text:span text:style-name="T82">5</text:span> - <text:span text:style-name="T82">MAR</text:span> 201<text:span text:style-name="T82">6</text:span></text:h>
      <text:h text:style-name="P24" text:outline-level="3"><text:span text:style-name="T49">John Deere</text:span><text:span text:style-name="T37">, </text:span><text:span text:style-name="T40">Moline, IL</text:span><text:span text:style-name="T28"> </text:span><text:span text:style-name="T4">- </text:span><text:span text:style-name="T11">Front End Developer </text:span><text:span text:style-name="T12">Consultant</text:span></text:h>
      <text:list xml:id="list181353886793158" text:continue-numbering="true" text:style-name="L1">
        <text:list-item>
          <text:p text:style-name="P29">Developed AngularJS controllers, views, directives and services for <text:s/>hosted web application 'Sales Center', a 'build-a-Deere' tool for sales reps</text:p>
        </text:list-item>
        <text:list-item>
          <text:p text:style-name="P30">Wrote test coverage in Mocha, Sinon and Chai</text:p>
        </text:list-item>
        <text:list-item>
          <text:p text:style-name="P28">Collaborated with Back End team on design and troubleshooting of REST/JSON-based <text:span text:style-name="T93">services</text:span></text:p>
        </text:list-item>
      </text:list>
      <text:h text:style-name="P13" text:outline-level="2">NOV 2014 - AUG 2015</text:h>
      <text:h text:style-name="P1" text:outline-level="3"><text:span text:style-name="T49">CyberCoders</text:span><text:span text:style-name="T41">, Irvine, CA</text:span><text:span text:style-name="T27"> </text:span><text:span text:style-name="T1">- </text:span><text:span text:style-name="T5">Front End Java Developer</text:span></text:h>
      <text:list xml:id="list181354239256995" text:continue-numbering="true" text:style-name="L1">
        <text:list-item>
          <text:p text:style-name="P48">Developer for hosted web application 'Compass', a CRM platform for Recruiters.</text:p>
        </text:list-item>
        <text:list-item>
          <text:p text:style-name="P31">Created UI widgets <text:span text:style-name="T95">and application logic for workflow tools in Sencha ExtJS 4.0.7 Javascript </text:span></text:p>
        </text:list-item>
        <text:list-item>
          <text:p text:style-name="P31"><text:span text:style-name="T95">Wrote backend Ajax/JSON components, test coverage in </text:span>Jasmine, <text:span text:style-name="T93">stress testing with jMeter</text:span></text:p>
        </text:list-item>
      </text:list>
      <text:h text:style-name="P12" text:outline-level="2">NOV 2013 - JUNE 2014</text:h>
      <text:h text:style-name="P1" text:outline-level="3"><text:span text:style-name="T49">Sears Holding Corporation</text:span><text:span text:style-name="T41">, Chicago, IL</text:span><text:span text:style-name="T27"> </text:span><text:span text:style-name="T1">- </text:span><text:span text:style-name="T5">Developer</text:span></text:h>
      <text:list xml:id="list1378440517" text:style-name="L2">
        <text:list-item>
          <text:p text:style-name="P50">Member of Core Mobile team supporting <text:span text:style-name="T87">mobile version of </text:span>sears.com E-Commerce site </text:p>
        </text:list-item>
        <text:list-item>
          <text:p text:style-name="P32">Wrote AngularJS controllers, views, and services, UIs in HTML5/CSS3 from Photoshop PSDs, REST web services in coordination.</text:p>
        </text:list-item>
        <text:list-item>
          <text:p text:style-name="P32"><text:span text:style-name="T95">Launched mobile version of new fatures</text:span> <text:span text:style-name="T71">Shop Your Way</text:span> <text:span text:style-name="T95">(</text:span>loyalty card<text:span text:style-name="T95">) and</text:span> <text:span text:style-name="T71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49">Pathfinder Software</text:span><text:span text:style-name="T25"> </text:span><text:span text:style-name="T26">(now </text:span><text:a xlink:type="simple" xlink:href="http://orthogonal.io/" text:style-name="Internet_20_link" text:visited-style-name="Visited_20_Internet_20_Link">orthogonal.io</text:a><text:span text:style-name="T26">)</text:span><text:span text:style-name="T41">, Chicago, IL</text:span><text:span text:style-name="T27"> </text:span><text:span text:style-name="T1">- </text:span><text:span text:style-name="T5">Senior Software Engineer</text:span></text:h>
      <text:list xml:id="list2659330681" text:style-name="L3">
        <text:list-item>
          <text:p text:style-name="P51">Wrote mobile apps (iPhone, iPad) for medical clients Kimberly-Clark, Haemonetics, <text:span text:style-name="T96">and </text:span>Amer. Assn. of Critical Care Nurses <text:span text:style-name="T96">in</text:span> hybrid web/iOS AngularJS <text:span text:style-name="T96">and</text:span> jQuery Mobile, Trigger.io, TestFlight, and Rails/Heroku</text:p>
        </text:list-item>
      </text:list>
      <text:list xml:id="list4240897335" text:style-name="L4">
        <text:list-item>
          <text:p text:style-name="P38"><text:span text:style-name="T60">Lead developer on </text:span><text:span text:style-name="T61">iPhone app</text:span><text:span text:style-name="T60"> </text:span><text:span text:style-name="T63">that was deployed in</text:span><text:span text:style-name="T60"> Apple AppStore </text:span><text:span text:style-name="T63">(</text:span><text:span text:style-name="T69">AACN Bedside</text:span><text:span text:style-name="T64">)</text:span></text:p>
        </text:list-item>
        <text:list-item>
          <text:p text:style-name="P39"><text:span text:style-name="T31">Lead developer</text:span><text:span text:style-name="T30"> </text:span><text:span text:style-name="T39">for web-based</text:span><text:span text:style-name="T38"> census and demographic </text:span><text:span text:style-name="T39">data-mining tool </text:span><text:span text:style-name="T30">(</text:span><text:span text:style-name="T46">MetroPulse Chicago</text:span><text:span text:style-name="T31">: </text:span><text:span text:style-name="T30"><text:s/>demo: </text:span><text:a xlink:type="simple" xlink:href="http://bit.ly/2wU5Yun" text:style-name="Internet_20_link" text:visited-style-name="Visited_20_Internet_20_Link"><text:span text:style-name="T50">http://bit.ly/2wU5Yun</text:span></text:a><text:span text:style-name="T30">)</text:span></text:p>
        </text:list-item>
        <text:list-item>
          <text:p text:style-name="P38"><text:span text:style-name="T63">Lead developer on</text:span><text:span text:style-name="T60"> an iPad ‘concierge’ app to connect heart patients, their nurses and caregivers </text:span><text:span text:style-name="T63">(</text:span><text:span text:style-name="T69">ContinuCare)</text:span><text:span text:style-name="T64"> and <text:s/>a blood drive simulation sales tool </text:span><text:span text:style-name="T65">for the iPad </text:span><text:span text:style-name="T64">(</text:span><text:span text:style-name="T70">Automated Whole Blood Collector)</text:span></text:p>
        </text:list-item>
      </text:list>
      <text:h text:style-name="P12" text:outline-level="2">APR 2010 - AUG 2012</text:h>
      <text:h text:style-name="P1" text:outline-level="3"><text:span text:style-name="T49">Truven Health Analytics</text:span><text:span text:style-name="T41">, Chicago, IL</text:span><text:span text:style-name="T27"> </text:span><text:span text:style-name="T1">- </text:span><text:span text:style-name="T5">Senior Software Engineer</text:span></text:h>
      <text:list xml:id="list1691235618" text:style-name="L5">
        <text:list-item>
          <text:p text:style-name="P54"><text:span text:style-name="T60">Developed hosted web applications </text:span><text:span text:style-name="T68">CareDiscovery</text:span><text:span text:style-name="T60"> and </text:span><text:span text:style-name="T68">IntegrationDiscovery</text:span><text:span text:style-name="T60">, Business Intelligence and data mining tools for </text:span><text:span text:style-name="T63">a 4 TB Oracle OLAP Data Warehouse of Hospital Billing data</text:span></text:p>
        </text:list-item>
        <text:list-item>
          <text:p text:style-name="P33">Created servlet- and portal-based <text:span text:style-name="T96">J2EE</text:span> web applications for IBM Websphere Portal 5, Tomcat 6 &amp; Glassfish i<text:span text:style-name="T96">n Java 1.4 &amp; 6 Servlets, JSP, jQuery Javascript, <text:s/>PL/SQL stored procedures</text:span></text:p>
        </text:list-item>
      </text:list>
      <text:h text:style-name="P12" text:outline-level="2">OCT 2008 - MAR 2010</text:h>
      <text:h text:style-name="P1" text:outline-level="3"><text:span text:style-name="T49">iCrossing</text:span><text:span text:style-name="T15">,</text:span><text:span text:style-name="T44"> Chicago, IL</text:span><text:span text:style-name="T27"> </text:span><text:span text:style-name="T1">- </text:span><text:span text:style-name="T5">Senior Software Engineer</text:span></text:h>
      <text:list xml:id="list1108715766" text:style-name="L6">
        <text:list-item>
          <text:p text:style-name="P55"><text:span text:style-name="T63">Front End D</text:span><text:span text:style-name="T62">eveloper for</text:span><text:span text:style-name="T60"> hosted web application </text:span><text:span text:style-name="T68">Merchantize</text:span><text:span text:style-name="T60">, </text:span><text:span text:style-name="T62">an Ad Technology</text:span><text:span text:style-name="T60"> tool for managing </text:span><text:soft-page-break/><text:span text:style-name="T60">clients' Paid Search campaigns, </text:span><text:span text:style-name="T66">keyword purchases and</text:span><text:span text:style-name="T60"> </text:span><text:span text:style-name="T67">cost-per-click </text:span><text:span text:style-name="T66">advertising </text:span><text:span text:style-name="T60">with major search and shopping engines (Google, Yahoo, MSN, NexTag, PriceGrabber)</text:span></text:p>
        </text:list-item>
        <text:list-item>
          <text:p text:style-name="P35"><text:span text:style-name="T96">Consumed streaming XML-based product feeds for clients Sears, The Gap, Hilton, Lands End, LEGO, and Williams Sonoma with cron-based processes written in</text:span> Perl, Bash, <text:span text:style-name="T96">SMTP</text:span> <text:span text:style-name="T96">&amp; </text:span>Java. </text:p>
        </text:list-item>
        <text:list-item>
          <text:p text:style-name="P34"><text:span text:style-name="T97">Wrote PDF</text:span> reports in Apache POI <text:span text:style-name="T97">Java, cleaned product feeds and resolved Mysql data integrity issues</text:span></text:p>
        </text:list-item>
      </text:list>
      <text:h text:style-name="P12" text:outline-level="2">FEB 2008 - OCT 2008</text:h>
      <text:h text:style-name="P1" text:outline-level="3"><text:span text:style-name="T49">Chicago Tribune</text:span><text:span text:style-name="T45">, </text:span><text:span text:style-name="T41">Chicago, IL</text:span><text:span text:style-name="T27"> </text:span><text:span text:style-name="T1">- </text:span><text:span text:style-name="T5">Senior Internet Applications Developer</text:span></text:h>
      <text:list xml:id="list516207250" text:style-name="L7">
        <text:list-item>
          <text:p text:style-name="P52">Developed web software and content management behind all of Tribune Corp's newspaper, radio and television websites, including Chicago Tribune, LA Times, Red Eye. </text:p>
        </text:list-item>
        <text:list-item>
          <text:p text:style-name="P36">Developed code in Java 1.5 on J2EE platform including Oracle Application Server 10g, Oracle DB 10g, FAST search server, Sun Webserver (iPlanet) and TopLink 9.0 for web services. </text:p>
        </text:list-item>
        <text:list-item>
          <text:p text:style-name="P37"><text:span text:style-name="T98">Created scheduled jobs for sweeping expired database content and</text:span> JMeter test plans <text:span text:style-name="T99">to </text:span>simulate heavy load on high-profile chicagotribune.com website. </text:p>
        </text:list-item>
      </text:list>
      <text:h text:style-name="P26" text:outline-level="1">Education</text:h>
      <text:h text:style-name="P1" text:outline-level="3"><text:span text:style-name="T49">Northwestern University</text:span><text:span text:style-name="T41">, Evanston, IL</text:span><text:span text:style-name="T3"> – </text:span><text:span text:style-name="T5">PhD Music Theory</text:span></text:h>
      <text:p text:style-name="P10"><text:span text:style-name="T3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51">http://bit.ly/2wUbFZq</text:span></text:a></text:p>
      <text:h text:style-name="P11" text:outline-level="3"><text:span text:style-name="T49">Eastman School of Music</text:span><text:span text:style-name="T45">, Rochester, NY</text:span><text:span text:style-name="T3"> – </text:span><text:span text:style-name="T5">MA Music Theory</text:span></text:h>
      <text:p text:style-name="P8"><text:span text:style-name="T29">Analysis techniques on classical and 20th Century music. Formal computer programming studies. Thesis on Edgard Var</text:span><text:span text:style-name="T55">èse: </text:span><text:a xlink:type="simple" xlink:href="https://bit.ly/3bGS1k4" text:style-name="Internet_20_link" text:visited-style-name="Visited_20_Internet_20_Link">https://bit.ly/3bGS1k4</text:a><text:span text:style-name="T55">.</text:span></text:p>
      <text:h text:style-name="P11" text:outline-level="3"><text:span text:style-name="T49">California State University</text:span><text:span text:style-name="T45">, Los Angeles, CA</text:span><text:span text:style-name="T3"> – </text:span><text:span text:style-name="T5">BM Piano Performance</text:span></text:h>
      <text:p text:style-name="P9">Performed Junior and Senior recitals, <text:span text:style-name="T82">placed</text:span> in competitions, and performed Beethoven concerto with orchestra.</text:p>
      <text:h text:style-name="P6" text:outline-level="1"><text:span text:style-name="T54">Certifications</text:span><text:span text:style-name="T53"> </text:span></text:h>
      <text:p text:style-name="P21">March 2005: Sun Certified Web Component Developer for J2EE 1.4 (SCWCD)</text:p>
      <text:p text:style-name="P19">Apr 2004: Sun Certified Programmer for the Java 2 Platform 1.4 (SCJP)</text:p>
      <text:h text:style-name="P26" text:outline-level="1">References</text:h>
      <text:p text:style-name="P22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15T18:13:51.772953592</dc:date>
    <meta:editing-duration>P31DT1H12M10S</meta:editing-duration>
    <meta:editing-cycles>66</meta:editing-cycles>
    <meta:generator>LibreOffice/6.4.3.2$MacOSX_X86_64 LibreOffice_project/747b5d0ebf89f41c860ec2a39efd7cb15b54f2d8</meta:generator>
    <meta:print-date>2020-03-06T11:27:47.601830000</meta:print-date>
    <meta:document-statistic meta:table-count="0" meta:image-count="0" meta:object-count="0" meta:page-count="3" meta:paragraph-count="73" meta:word-count="1022" meta:character-count="7113" meta:non-whitespace-character-count="6168"/>
  </office:meta>
</office:document-meta>
</file>